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0.5pt" style:font-size-asian="9.14999961853027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7T13:29:16.515060861</meta:creation-date>
    <dc:date>2021-11-17T13:30:26.016609591</dc:date>
    <meta:editing-duration>PT1M1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0.4.2$Linux_X86_64 LibreOffice_project/00$Build-2</meta:generator>
  </office:meta>
</office:document-meta>
</file>